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993366" fo:font-style="italic" style:font-style-asian="italic" style:font-style-complex="italic"/>
    </style:style>
    <style:style style:name="P2" style:family="paragraph" style:parent-style-name="Standard">
      <style:text-properties fo:color="#0066cc" fo:font-style="italic" style:font-style-asian="italic" style:font-style-complex="italic"/>
    </style:style>
    <style:style style:name="P3" style:family="paragraph" style:parent-style-name="Standard">
      <style:paragraph-properties fo:break-before="page"/>
    </style:style>
    <style:style style:name="P4" style:family="paragraph" style:parent-style-name="Standard">
      <style:paragraph-properties fo:break-before="pag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ize="13pt" fo:font-weight="bold" style:font-size-asian="13pt" style:font-weight-asian="bold" style:font-size-complex="13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2">transactional database</text:span>"</text:p>
      <text:p text:style-name="Standard"/>
      <text:p text:style-name="Standard">A transactional database, often referred to as a transactional database management system (DBMS), is a type of database designed to handle transactions. A transaction in this context is a sequence of one or more operations (database queries or updates) that are executed as a single unit of work. The properties of transactions are often referred to as ACID properties, which stands for Atomicity, Consistency, Isolation, and Durability:</text:p>
      <text:p text:style-name="Standard"/>
      <text:p text:style-name="Standard">1. **Atomicity:** A transaction is atomic, meaning that it is treated as a single, indivisible unit of work. Either all the operations within the transaction are executed, or none of them are. If any part of the transaction fails, the entire transaction is rolled back to its previous state.</text:p>
      <text:p text:style-name="Standard"/>
      <text:p text:style-name="Standard">2. **Consistency:** The database must remain in a consistent state before and after the transaction. The execution of a transaction should bring the database from one valid state to another.</text:p>
      <text:p text:style-name="Standard"/>
      <text:p text:style-name="Standard">3. **Isolation:** Transactions should be isolated from each other, meaning that the operations of one transaction should not interfere with the operations of other concurrent transactions. Isolation ensures that each transaction appears to be executed in isolation, even though multiple transactions may be occurring simultaneously.</text:p>
      <text:p text:style-name="Standard"/>
      <text:p text:style-name="Standard">4. **Durability:** Once a transaction is committed, its changes are permanent and will survive subsequent failures. The database system ensures that the committed changes are stored permanently.</text:p>
      <text:p text:style-name="Standard"/>
      <text:p text:style-name="Standard">Transactional databases are crucial in applications where data integrity is of utmost importance, such as in banking systems, airline reservation systems, e-commerce platforms, and other environments where accurate and reliable transaction processing is required. Relational database management systems (RDBMS) like MySQL, PostgreSQL, Oracle Database, and Microsoft SQL Server are commonly used to implement transactional databases.</text:p>
      <text:p text:style-name="P3"><text:span text:style-name="T2">Creating a transactional database </text:span>involves several steps, and the exact process can vary depending on the specific database management system (DBMS) you are using. Here's a general guide using SQL, which is a standard language for managing relational databases. I'll use MySQL as an example, but the principles are similar for other relational database systems.</text:p>
      <text:p text:style-name="Standard"/>
      <text:p text:style-name="Standard">### Steps to Create a Transactional Database:</text:p>
      <text:p text:style-name="Standard"/>
      <text:p text:style-name="Standard">1. **Install a Database Management System:**</text:p>
      <text:p text:style-name="Standard"><text:s text:c="3"/>- Choose and install a relational database management system (RDBMS) such as MySQL, PostgreSQL, Oracle Database, or Microsoft SQL Server. Follow the installation instructions for your chosen system.</text:p>
      <text:p text:style-name="Standard"/>
      <text:p text:style-name="Standard">2. **Start the Database Server:**</text:p>
      <text:p text:style-name="Standard"><text:s text:c="3"/>- Start the database server. The process for starting the server can vary based on the DBMS you're using.</text:p>
      <text:p text:style-name="Standard"/>
      <text:p text:style-name="Standard">3. **Connect to the Database:**</text:p>
      <text:p text:style-name="Standard"><text:s text:c="3"/>- Use a database client or command-line tool to connect to the database server. For MySQL, you might use the MySQL command-line client or a graphical tool like MySQL Workbench.</text:p>
      <text:p text:style-name="Standard"/>
      <text:p text:style-name="Standard">4. **Create a Database:**</text:p>
      <text:p text:style-name="Standard"><text:s text:c="3"/>- Use SQL to create a new database. In MySQL, you can use the following command:</text:p>
      <text:p text:style-name="Standard"><text:s text:c="5"/>```sql</text:p>
      <text:p text:style-name="Standard"><text:s text:c="5"/>CREATE DATABASE YourDatabaseName;</text:p>
      <text:p text:style-name="Standard"><text:s text:c="5"/>```</text:p>
      <text:p text:style-name="Standard"><text:s text:c="5"/>Replace `YourDatabaseName` with the desired name for your database.</text:p>
      <text:p text:style-name="Standard"/>
      <text:p text:style-name="Standard">5. **Select the Database:**</text:p>
      <text:p text:style-name="Standard"><text:s text:c="3"/>- After creating the database, select it to make it the current working database:</text:p>
      <text:p text:style-name="Standard"><text:s text:c="5"/>```sql</text:p>
      <text:p text:style-name="Standard"><text:s text:c="5"/>USE YourDatabaseName;</text:p>
      <text:p text:style-name="Standard"><text:s text:c="5"/>```</text:p>
      <text:p text:style-name="Standard"/>
      <text:p text:style-name="Standard">6. **Create Tables:**</text:p>
      <text:p text:style-name="Standard"><text:s text:c="3"/>- Define the tables you need within the database. Specify columns, data types, and any constraints. Here's an example for creating a simple "users" table:</text:p>
      <text:p text:style-name="Standard"><text:s text:c="5"/>```sql</text:p>
      <text:p text:style-name="Standard"><text:s text:c="5"/>CREATE TABLE users (</text:p>
      <text:p text:style-name="Standard"><text:s text:c="9"/>user_id INT PRIMARY KEY,</text:p>
      <text:p text:style-name="Standard"><text:s text:c="9"/>username VARCHAR(255) NOT NULL,</text:p>
      <text:p text:style-name="Standard"><text:s text:c="9"/>email VARCHAR(255) NOT NULL</text:p>
      <text:p text:style-name="Standard"><text:s text:c="5"/>);</text:p>
      <text:p text:style-name="Standard"><text:s text:c="5"/>```</text:p>
      <text:p text:style-name="Standard"/>
      <text:p text:style-name="Standard">7. <text:span text:style-name="T1">Define Transactions</text:span>:</text:p>
      <text:p text:style-name="Standard"><text:s text:c="3"/>- Transactions are typically managed implicitly in most relational databases. However, you can explicitly define transactions using the `BEGIN TRANSACTION`, `COMMIT`, and `ROLLBACK` statements in SQL. For example:</text:p>
      <text:p text:style-name="Standard"><text:s text:c="5"/>```sql</text:p>
      <text:p text:style-name="Standard"><text:s text:c="5"/>BEGIN;</text:p>
      <text:p text:style-name="Standard"><text:s text:c="5"/>-- SQL statements for the transaction</text:p>
      <text:p text:style-name="Standard"><text:s text:c="5"/>COMMIT; <text:s/>-- to save changes</text:p>
      <text:p text:style-name="Standard"><text:soft-page-break/><text:s text:c="5"/>-- or</text:p>
      <text:p text:style-name="Standard"><text:s text:c="5"/>ROLLBACK; <text:s/>-- to undo changes</text:p>
      <text:p text:style-name="Standard"><text:s text:c="5"/>```</text:p>
      <text:p text:style-name="Standard"/>
      <text:p text:style-name="Standard">8. **Implement ACID Properties:**</text:p>
      <text:p text:style-name="Standard"><text:s text:c="3"/>- Ensure that your database design and transactions adhere to the ACID properties (Atomicity, Consistency, Isolation, Durability).</text:p>
      <text:p text:style-name="Standard"/>
      <text:p text:style-name="Standard">9. **Test Transactions:**</text:p>
      <text:p text:style-name="Standard"><text:s text:c="3"/>- Test your transactional database by executing various SQL queries and transactions to verify that data is handled reliably and consistently.</text:p>
      <text:p text:style-name="Standard"/>
      <text:p text:style-name="Standard">Remember that this is a simplified guide, and the actual steps might vary depending on the specific features and syntax supported by your chosen database management system. Consult the documentation of the DBMS you are using for detailed instructions and best practices.</text:p>
      <text:p text:style-name="Standard"/>
      <text:p text:style-name="P4">Certainly! Let's consider an example where you have a simple database with two tables: `accounts` and `transactions`. The `accounts` table stores information about bank accounts, and the `transactions` table records the transactions made by users.</text:p>
      <text:p text:style-name="Standard"/>
      <text:p text:style-name="Standard">Here's a basic example of how you might define a transaction in SQL, using MySQL syntax:</text:p>
      <text:p text:style-name="Standard"/>
      <text:p text:style-name="P2">-- Start a transaction</text:p>
      <text:p text:style-name="P2">START TRANSACTION;</text:p>
      <text:p text:style-name="P2"/>
      <text:p text:style-name="P2">-- Example SQL statements for a transaction</text:p>
      <text:p text:style-name="P2">INSERT INTO accounts (account_id, balance) VALUES (1, 1000);</text:p>
      <text:p text:style-name="P2">INSERT INTO transactions (transaction_id, account_id, amount, transaction_type) VALUES (1, 1, 100, 'Deposit');</text:p>
      <text:p text:style-name="P2"/>
      <text:p text:style-name="P2">-- Commit the transaction to make the changes permanent</text:p>
      <text:p text:style-name="P2">COMMIT;</text:p>
      <text:p text:style-name="P1"/>
      <text:p text:style-name="Standard">In this example:</text:p>
      <text:p text:style-name="Standard"/>
      <text:p text:style-name="Standard">1. We start the transaction using the `START TRANSACTION;` statement.</text:p>
      <text:p text:style-name="Standard">2. We execute one or more SQL statements (in this case, an `INSERT` into the `accounts` table and another into the `transactions` table) as part of the transaction.</text:p>
      <text:p text:style-name="Standard">3. If everything is successful, we commit the transaction using the `COMMIT;` statement. This makes the changes made during the transaction permanent in the database.</text:p>
      <text:p text:style-name="Standard"/>
      <text:p text:style-name="Standard">If an issue arises during the transaction and you need to discard the changes, you can use the `ROLLBACK;` statement instead of `COMMIT`:</text:p>
      <text:p text:style-name="Standard"/>
      <text:p text:style-name="P2">-- Start a transaction</text:p>
      <text:p text:style-name="P2">START TRANSACTION;</text:p>
      <text:p text:style-name="P2"/>
      <text:p text:style-name="P2">-- Example SQL statements for a transaction</text:p>
      <text:p text:style-name="P2">INSERT INTO accounts (account_id, balance) VALUES (2, 500);</text:p>
      <text:p text:style-name="P2">INSERT INTO transactions (transaction_id, account_id, amount, transaction_type) VALUES (2, 2, 200, 'Withdrawal');</text:p>
      <text:p text:style-name="P2"/>
      <text:p text:style-name="P2">-- Something went wrong, rollback the changes</text:p>
      <text:p text:style-name="P2">ROLLBACK;</text:p>
      <text:p text:style-name="Standard"/>
      <text:p text:style-name="Standard">In this case, the `ROLLBACK;` statement would undo any changes made within the transaction.</text:p>
      <text:p text:style-name="Standard"/>
      <text:p text:style-name="Standard">It's important to note that many modern database systems, including MySQL, automatically manage transactions for you, and you might not need to explicitly use `START TRANSACTION`, `COMMIT`, and `ROLLBACK` statements in every scenario. The examples provided illustrate the basic concept of defining a transaction in SQ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M47S</meta:editing-duration>
    <meta:editing-cycles>5</meta:editing-cycles>
    <meta:generator>OpenOffice/4.1.14$Win32 OpenOffice.org_project/4114m1$Build-9811</meta:generator>
    <dc:date>2023-12-29T15:28:17.66</dc:date>
    <dc:creator>ganesh avhad</dc:creator>
    <meta:document-statistic meta:table-count="0" meta:image-count="0" meta:object-count="0" meta:page-count="4" meta:paragraph-count="72" meta:word-count="956" meta:character-count="6547"/>
    <meta:user-defined meta:name="Info 1"/>
    <meta:user-defined meta:name="Info 2"/>
    <meta:user-defined meta:name="Info 3"/>
    <meta:user-defined meta:name="Info 4"/>
  </office:meta>
</office:document-meta>
</file>